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monospace" svg:font-family="monospace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DejaVu Sans Mono" fo:font-size="10pt" fo:language="en" fo:country="US" fo:font-weight="normal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</style:style>
    <style:style style:name="P5" style:family="paragraph" style:parent-style-name="Normal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9" style:family="paragraph" style:parent-style-name="Text_20_body">
      <style:paragraph-properties fo:text-align="justify" style:justify-single-word="false"/>
      <style:text-properties fo:color="#000000" style:font-name="Nimbus Sans L" fo:font-size="14pt" fo:language="en" fo:country="GB" fo:font-weight="bold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DejaVu Sans Mono" fo:font-size="10pt" fo:language="en" fo:country="US" fo:font-weight="normal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13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DejaVu Sans Mono" fo:font-size="10pt" fo:language="en" fo:country="US" fo:font-weight="normal"/>
    </style:style>
    <style:style style:name="P14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DejaVu Sans Mono1" fo:font-size="10pt" fo:letter-spacing="normal" fo:language="en" fo:country="US" fo:font-style="normal" fo:font-weight="normal" style:font-size-asian="10pt" style:font-size-complex="10pt"/>
    </style:style>
    <style:style style:name="P15" style:family="paragraph" style:parent-style-name="Preformatted_20_Text">
      <style:text-properties fo:font-variant="normal" fo:text-transform="none" fo:color="#000000" style:font-name="DejaVu Sans Mono1" fo:font-size="10pt" fo:letter-spacing="normal" fo:font-style="normal" fo:font-weight="normal" style:font-size-asian="10pt" style:font-size-complex="10pt"/>
    </style:style>
    <style:style style:name="P16" style:family="paragraph" style:parent-style-name="Preformatted_20_Text">
      <style:paragraph-properties fo:margin-top="0in" fo:margin-bottom="0.1965in"/>
      <style:text-properties fo:font-variant="normal" fo:text-transform="none" fo:color="#000000" style:font-name="DejaVu Sans Mono1" fo:font-size="10pt" fo:letter-spacing="normal" fo:font-style="normal" fo:font-weight="normal" style:font-size-asian="10pt" style:font-size-complex="10pt"/>
    </style:style>
    <style:style style:name="P17" style:family="paragraph" style:parent-style-name="Normal">
      <style:paragraph-properties fo:text-align="justify" style:justify-single-word="false"/>
      <style:text-properties fo:color="#000000" style:font-name="Liberation Serif1" fo:font-size="12pt" fo:language="en" fo:country="US" fo:font-weight="normal"/>
    </style:style>
    <style:style style:name="P18" style:family="paragraph" style:parent-style-name="Normal">
      <style:paragraph-properties fo:text-align="justify" style:justify-single-word="false"/>
    </style:style>
    <style:style style:name="P19" style:family="paragraph" style:parent-style-name="Heading_20_3">
      <style:paragraph-properties fo:text-align="justify" style:justify-single-word="false"/>
      <style:text-properties fo:color="#000000" style:font-name="Nimbus Sans L" fo:font-size="14pt" fo:language="en" fo:country="US" fo:font-weight="bold"/>
    </style:style>
    <style:style style:name="T1" style:family="text">
      <style:text-properties fo:color="#000000" style:font-name="Liberation Serif1" fo:font-size="12pt" fo:language="en" fo:country="US" fo:font-weight="normal"/>
    </style:style>
    <style:style style:name="T2" style:family="text">
      <style:text-properties fo:color="#000000" style:font-name="Times New Roman" fo:font-size="12pt" fo:language="en" fo:country="GB" fo:font-weight="normal"/>
    </style:style>
    <style:style style:name="T3" style:family="text">
      <style:text-properties style:font-name="DejaVu Sans Mono" fo:font-size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SEP 127 : flipdim(): Adding an optional input parameter for block flipping ; jmat obsolete.</text:p>
        <text:p text:style-name="P4"/>
        <text:p text:style-name="P5"/>
        <text:p text:style-name="P5">Version: 1.0</text:p>
        <text:p text:style-name="P5">Autor: Samuel Gougeon, Paul Bignier</text:p>
        <text:p text:style-name="P5">Review: </text:p>
        <text:p text:style-name="P5">Commented: </text:p>
        <text:p text:style-name="P5">State: </text:p>
        <text:p text:style-name="P5">Scilab-Version: 5.5.0</text:p>
        <text:p text:style-name="P5">Created: Feb 10th 2014</text:p>
        <text:p text:style-name="P4"/>
        <text:p text:style-name="P6">Abstract</text:p>
        <text:p text:style-name="P17">The aim of this SEP is to motivate the addition of one optional intput argument “sb” to the flipdim function, to replace the jmat function, which is tagged as obsolete.</text:p>
        <text:p text:style-name="P5"/>
        <text:p text:style-name="P6">Rationale</text:p>
        <text:p text:style-name="P2"><text:span text:style-name="T2">Presently, flipdim(x, dim) can only flip whole lines (dim=1) or columns (dim=2) of x. One could view it as flipping blocks of size 1*1 of x.</text:span></text:p>
        <text:p text:style-name="P2"><text:span text:style-name="T2">The new input argument “sb” (for Size Block) allows flipping x by blocks of size sb*size(x,2) (dim=1) or size(x,1)*sb (dim=2).</text:span></text:p>
        <text:p text:style-name="P2"><text:span text:style-name="T2">This addition to flipdim makes jmat obsolete, thus the latter is tagged as such, and will be removed in Scilab 5.5.1.</text:span></text:p>
        <text:p text:style-name="P7"><text:span text:style-name="T1">Related bug: http://bugzilla.scilab.org/show_bug.cgi?id=12130</text:span></text:p>
        <text:p text:style-name="P2"/>
        <text:p text:style-name="P9">Calling Sequences</text:p>
        <text:p text:style-name="P12">The available calling sequence becomes:﻿</text:p>
        <text:p text:style-name="P8"/>
        <text:p text:style-name="P13"><text:s text:c="4"/>y = flipdim(x [,dim [,sb]])</text:p>
        <text:p text:style-name="P8"/>
        <text:p text:style-name="P19">Example Usage</text:p>
        <text:p text:style-name="P14">X = [0 1 2 3 4 5 6 7 8 9 10 11];</text:p>
        <text:p text:style-name="P15">flipdim(X,2) <text:s text:c="2"/>// =&gt; [11 10 9 8 7 6 5 4 3 2 1 0] // Present action.</text:p>
        <text:p text:style-name="P15">flipdim(X,2,2) // =&gt; [10 11 <text:s text:c="2"/>8 9 <text:s text:c="2"/>6 7 <text:s text:c="2"/>4 5 <text:s text:c="2"/>2 3 <text:s text:c="2"/>0 1] // Block size = 2.</text:p>
        <text:p text:style-name="P15">flipdim(X,2,3) // =&gt; [9 10 11 <text:s text:c="2"/>6 7 8 <text:s text:c="2"/>3 4 5 <text:s text:c="2"/>0 1 2]</text:p>
        <text:p text:style-name="P15">flipdim(X,2,4) // =&gt; [8 9 10 11 <text:s text:c="2"/>4 5 6 7 <text:s text:c="2"/>0 1 2 3]</text:p>
        <text:p text:style-name="P16">flipdim(X,2,6) // =&gt; [6 7 8 9 10 11 <text:s text:c="2"/>0 1 2 3 4 5]</text:p>
        <text:p text:style-name="P1">// Error if sb does not divide the targeted dimension of x.</text:p>
        <text:p text:style-name="P1">y = flipdim(x, 2, 5)", refMsg); // size(x) = [1 12] and sb=5 does not divide 12.</text:p>
        <text:p text:style-name="P1"/>
        <text:p text:style-name="P6"><text:soft-page-break/>Changelog</text:p>
        <text:p text:style-name="P2"><text:tab/><text:span text:style-name="T3">1.0 – Paul Bignie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monospace" svg:font-family="monospace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text-properties style:font-name="DejaVu Sans Mono" fo:font-size="10pt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Bullet_20_Symbols_5f_text_5f_text_5f_text_5f_text_5f_text_5f_text_5f_text_5f_text_5f_text_5f_text_5f_text_5f_text_5f_text_5f_text_5f_text_5f_text_5f_text" style:display-name="Bullet Symbols_text_text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_5f_text_5f_text_5f_text_5f_text_5f_text_5f_text_5f_text_5f_text" style:display-name="Bullet Symbols_text_text_text_text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" style:display-name="Teletype_text_text_text_text_text_text_text_text" style:family="text">
      <style:text-properties style:font-name="DejaVu Sans Mono"/>
    </style:style>
    <style:style style:name="Source_20_Text_5f_text_5f_text_5f_text_5f_text_5f_text_5f_text_5f_text_5f_text_5f_text_5f_text_5f_text_5f_text_5f_text" style:display-name="Source Text_text_text_text_text_text_text_text_text_text_text_text_text_text" style:family="text">
      <style:text-properties style:font-name="Courier New"/>
    </style:style>
    <style:style style:name="Internet_20_link_5f_text_5f_text_5f_text_5f_text_5f_text_5f_text_5f_text_5f_text" style:display-name="Internet link_text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OpenSymbol"/>
    </style:style>
    <style:style style:name="Bullet_20_Symbols_5f_text_5f_text_5f_text_5f_text_5f_text_5f_text_5f_text_5f_text" style:display-name="Bullet Symbols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_5f_text_5f_text_5f_text" style:display-name="Teletype_text_text_text_text_text_text_text_text_text_text_text_text_text_text_text_text_text_text" style:family="text">
      <style:text-properties style:font-name="DejaVu Sans Mono"/>
    </style:style>
    <style:style style:name="Source_20_Text_5f_text_5f_text_5f_text_5f_text_5f_text_5f_text_5f_text_5f_text_5f_text_5f_text_5f_text_5f_text" style:display-name="Source Text_text_text_text_text_text_text_text_text_text_text_text_text" style:family="text">
      <style:text-properties style:font-name="Courier New"/>
    </style:style>
    <style:style style:name="Teletype_5f_text_5f_text_5f_text_5f_text_5f_text_5f_text_5f_text_5f_text_5f_text_5f_text_5f_text_5f_text_5f_text_5f_text_5f_text_5f_text_5f_text" style:display-name="Teletype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" style:display-name="Bullet Symbols_text_text_text_text_text_text_text_text_text_text_text_text_text" style:family="text">
      <style:text-properties style:font-name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4-02-10T11:31:36</dc:date>
    <meta:editing-duration>PT1H36M27S</meta:editing-duration>
    <meta:editing-cycles>27</meta:editing-cycles>
    <meta:document-statistic meta:table-count="0" meta:image-count="0" meta:object-count="0" meta:page-count="2" meta:paragraph-count="29" meta:word-count="279" meta:character-count="1436" meta:non-whitespace-character-count="1155"/>
  </office:meta>
</office:document-meta>
</file>